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royecto Transitdolls</text:p>
          </draw:text-box>
        </draw:frame>
        <draw:frame draw:style-name="gr1" draw:text-style-name="P2" draw:layer="layout" svg:width="7.368cm" svg:height="0.962cm" svg:x="10.865cm" svg:y="9.5cm">
          <draw:text-box>
            <text:p>Jayadevi Piñeiro Gómez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ipo de proyecto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Página de muñecas para todas las edades y géneros , curiosos o coleccionistas. </text:p>
              </text:list-item>
              <text:list-item>
                <text:p text:style-name="P1">Tiene un blog de la propia autora, la tienda con filtros para ver las muñecas específicas que se quieran y un login.</text:p>
              </text:list-item>
              <text:list-item>
                <text:p text:style-name="P1">Además de tener su propio logo y en el footer , acceso a las redes sociales y otros sitios de ventas (Wallapop).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bjetivo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Realizar un sitio web donde los clientes puedan comprar las muñecas o artículos, además de ver el trabajo y breve información sobre la propietari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cnología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Se ha utilizado Php para las consultas y conexiones relacionadas con la base de datos.</text:p>
              </text:list-item>
              <text:list-item>
                <text:p>Para filtrar la búsqueda se ha utilizado jQuery.</text:p>
              </text:list-item>
              <text:list-item>
                <text:p>Para las bases de datos se ha utilizado mysqli para objetos(POO)</text:p>
              </text:list-item>
              <text:list-item>
                <text:p>Para manejar las consultas se ha usado el lenguaje SQL</text:p>
              </text:list-item>
              <text:list-item>
                <text:p>Para estilos se usó CSS, HTML y Bootstrap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9T19:21:03.695000000</meta:creation-date>
    <meta:editing-duration>PT2H30M4S</meta:editing-duration>
    <meta:editing-cycles>5</meta:editing-cycles>
    <meta:generator>LibreOffice/7.3.0.3$Windows_X86_64 LibreOffice_project/0f246aa12d0eee4a0f7adcefbf7c878fc2238db3</meta:generator>
    <dc:title>Blue Curve</dc:title>
    <dc:date>2022-06-19T21:51:09.052000000</dc:date>
    <meta:document-statistic meta:object-count="51"/>
  </office:meta>
</office:document-meta>
</file>